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4-01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3-02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2-09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2-01-03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1-03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20-01-15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9-09-1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9-08-0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9-04-23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9-01-0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8-05-23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7-09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7-05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7-01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6-09-22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6-05-0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6-01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5-05-0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5-01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4-09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4-05-13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4-03-31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3-10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666</text:p>
          </table:table-cell>
          <table:table-cell office:value-type="string" calcext:value-type="string">
            <text:p>RUSH-142</text:p>
          </table:table-cell>
          <table:table-cell office:value-type="string" calcext:value-type="string">
            <text:p>2013-09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